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5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5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3cm" presentation:class="outline">
          <draw:text-box>
            <text:list text:style-name="L1">
              <text:list-item>
                <text:p>Input: a document/paragraph</text:p>
              </text:list-item>
              <text:list-item>
                <text:p>Output: multiple types Q/A</text:p>
                <text:list>
                  <text:list-item>
                    <text:p>Factoid Q</text:p>
                  </text:list-item>
                  <text:list-item>
                    <text:p>Yes/No Q</text:p>
                  </text:list-item>
                  <text:list-item>
                    <text:p>MCQ </text:p>
                  </text:list-item>
                  <text:list-item>
                    <text:p>Conclusion-supplement type Q/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5cm" svg:x="1.4cm" svg:y="0.837cm" presentation:class="title" presentation:user-transformed="true">
          <draw:text-box>
            <text:p>Multiple Type Q Generation</text:p>
          </draw:text-box>
        </draw:frame>
        <draw:frame presentation:style-name="pr2" draw:layer="layout" svg:width="25.199cm" svg:height="12.179cm" svg:x="1.4cm" svg:y="4.913cm" presentation:class="outline">
          <draw:text-box>
            <text:list text:style-name="L1">
              <text:list-item>
                <text:p>Input: a chapter from the book</text:p>
              </text:list-item>
              <text:list-item>
                <text:p>Ouput: different types of Q</text:p>
              </text:list-item>
              <text:list-item>
                <text:p>Ground truth: Q given the chapt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5cm" svg:x="1.4cm" svg:y="0.837cm" presentation:class="title">
          <draw:text-box>
            <text:p>Ans. Generation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1">
              <text:list-item>
                <text:p>Input: a document, a question </text:p>
              </text:list-item>
              <text:list-item>
                <text:p>Output: an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2T19:03:58.960314853</meta:creation-date>
    <dc:date>2020-09-12T19:10:04.114466506</dc:date>
    <meta:editing-duration>PT6M5S</meta:editing-duration>
    <meta:editing-cycles>1</meta:editing-cycles>
    <meta:document-statistic meta:object-count="33"/>
    <meta:generator>LibreOffice/6.2.8.2$Linux_X86_64 LibreOffice_project/20$Build-2</meta:generator>
  </office:meta>
</office:document-meta>
</file>